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fo:font-weight="bold" officeooo:rsid="0014db20" officeooo:paragraph-rsid="0014db20" style:font-weight-asian="bold" style:font-weight-complex="bold"/>
    </style:style>
    <style:style style:name="P2" style:family="paragraph" style:parent-style-name="Standard" style:list-style-name="L1">
      <style:text-properties fo:font-weight="bold" officeooo:rsid="0015f158" officeooo:paragraph-rsid="0015f158"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6bbe0" style:font-weight-asian="normal" style:font-weight-complex="normal"/>
    </style:style>
    <style:style style:name="T3" style:family="text">
      <style:text-properties fo:color="#a9b7c6" style:font-name="DejaVu Sans Mono" fo:font-size="9pt" fo:font-weight="normal" style:font-weight-asian="normal" style:font-weight-complex="normal"/>
    </style:style>
    <style:style style:name="T4" style:family="text">
      <style:text-properties fo:color="#a9b7c6" style:font-name="DejaVu Sans Mono" fo:font-size="9pt" fo:font-weight="normal" officeooo:rsid="0016bbe0"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12462084" text:style-name="L1">
        <text:list-item>
          <text:p text:style-name="P1">File Name <text:span text:style-name="T1">--</text:span> <text:span text:style-name="T1">ControlDesk.java and Party.java</text:span></text:p>
          <text:p text:style-name="P1">Changes -- <text:s/><text:span text:style-name="T1">Moving functions like registorPatron(), <text:s/>addPartyQueu(), getPartyQueue into the Par</text:span><text:span text:style-name="T2">t</text:span><text:span text:style-name="T1">y class</text:span></text:p>
          <text:p text:style-name="P1">Why – <text:span text:style-name="T1">ControlDesk is a very big class and already very complex. It seems to have no relation with the bowler and it doesn’t makes sense for it to interact with it (which it currently does in in all three of these functions) . Thus moving these functions reduce coupling. Moving them into Party makes sense since a party is made of Bowlers. Thus doing so also increases cohesion. Also curren</text:span><text:span text:style-name="T2">tly</text:span><text:span text:style-name="T1"> Party class is doing no shit.</text:span></text:p>
          <text:p text:style-name="P2"><text:span text:style-name="T1">Also </text:span><text:span text:style-name="T2">earlier getPartyQueue() violated demitter’s law</text:span><text:span text:style-name="T3">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22:39:03.274324691</meta:creation-date>
    <dc:date>2020-03-30T23:31:50.577338338</dc:date>
    <meta:editing-duration>PT6S</meta:editing-duration>
    <meta:editing-cycles>1</meta:editing-cycles>
    <meta:document-statistic meta:table-count="0" meta:image-count="0" meta:object-count="0" meta:page-count="1" meta:paragraph-count="4" meta:word-count="104" meta:character-count="627" meta:non-whitespace-character-count="527"/>
    <meta:generator>LibreOffice/6.0.7.3$Linux_X86_64 LibreOffice_project/00m0$Build-3</meta:generator>
  </office:meta>
</office:document-meta>
</file>